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37"/>SNU developer log day 437</text:h>
      <text:p text:style-name="P1">I am starting to prioritize the COVID-19 disease research center page more, and with a plan I came up with to get a categorized set of data from every day of the pandemic, I am going to need lots of volunteer work in the future to accomplish this, and a lot of work now. It was a priority today, and it took a while to edit. Along with this page update, I did the usual documentation updates, and created and updated pages of the SNU Committee about graphics, and greylisted developers.</text:p>
      <text:p text:style-name="P1">I have plans to go back to Internet Museum development again, and also a plan to create separate entry pages for the update log and develper log down to November 2019, so that there is a separate copy available for all those dates, and so I can remove all the extra comments from the comment era that are plaguing the size of the update log (but not the developer log, it is doing fine) today was a short development day, I hope I can do more tomorrow.</text:p>
      <text:p text:style-name="Text_20_body"><text:span text:style-name="T1">Sean Patrick Myrick on April 11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6:58:36.360000000</meta:creation-date>
    <dc:date>2020-04-12T16:58:58.306000000</dc:date>
    <meta:editing-duration>PT22S</meta:editing-duration>
    <meta:editing-cycles>1</meta:editing-cycles>
    <meta:document-statistic meta:table-count="0" meta:image-count="0" meta:object-count="0" meta:page-count="1" meta:paragraph-count="4" meta:word-count="190" meta:character-count="1001" meta:non-whitespace-character-count="815"/>
    <meta:generator>LibreOffice/6.1.2.1$Windows_X86_64 LibreOffice_project/65905a128db06ba48db947242809d14d3f9a93fe</meta:generator>
  </office:meta>
</office:document-meta>
</file>